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8.099cm" fo:margin-left="-1.10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12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6.615cm"/>
    </style:style>
    <style:style style:name="Table1.D" style:family="table-column">
      <style:table-column-properties style:column-width="4.286cm"/>
    </style:style>
    <style:style style:name="Table1.E" style:family="table-column">
      <style:table-column-properties style:column-width="0.661cm"/>
    </style:style>
    <style:style style:name="Table1.F" style:family="table-column">
      <style:table-column-properties style:column-width="3.44cm"/>
    </style:style>
    <style:style style:name="Table1.G" style:family="table-column">
      <style:table-column-properties style:column-width="3.81cm"/>
    </style:style>
    <style:style style:name="Table1.H" style:family="table-column">
      <style:table-column-properties style:column-width="2.487cm"/>
    </style:style>
    <style:style style:name="Table1.I" style:family="table-column">
      <style:table-column-properties style:column-width="4.207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="0.5pt solid #b2b2b2" style:writing-mode="page"/>
    </style:style>
    <style:style style:name="Table1.2" style:family="table-row">
      <style:table-row-properties style:min-row-height="1.693cm"/>
    </style:style>
    <style:style style:name="Table1.A2" style:family="table-cell">
      <style:table-cell-properties fo:padding="0.097cm" fo:border-left="0.5pt solid #b2b2b2" fo:border-right="none" fo:border-top="0.5pt solid #b2b2b2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4" style:family="table-row">
      <style:table-row-properties style:min-row-height="0.206cm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fo:background-color="transparent" fo:padding="0.097cm" fo:border-left="0.5pt solid #b2b2b2" fo:border-right="none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cccccc" fo:padding="0.097cm" fo:border-left="0.5pt solid #999999" fo:border-right="none" fo:border-top="0.5pt solid #999999" fo:border-bottom="0.5pt solid #999999" style:writing-mode="page">
        <style:background-image/>
      </style:table-cell-properties>
    </style:style>
    <style:style style:name="Table1.G5" style:family="table-cell">
      <style:table-cell-properties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le1.I5" style:family="table-cell">
      <style:table-cell-properties fo:background-color="#cccccc" fo:padding="0.097cm" fo:border="0.5pt solid #b2b2b2" style:writing-mode="page">
        <style:background-image/>
      </style:table-cell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A6" style:family="table-cell">
      <style:table-cell-properties fo:background-color="transparent" fo:padding="0.097cm" fo:border-left="0.5pt solid #b2b2b2" fo:border-right="0.5pt solid #b2b2b2" fo:border-top="none" fo:border-bottom="none" style:writing-mode="page">
        <style:background-image/>
      </style:table-cell-properties>
    </style:style>
    <style:style style:name="Table1.G6" style:family="table-cell">
      <style:table-cell-properties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le1.I6" style:family="table-cell">
      <style:table-cell-properties fo:background-color="transparent" fo:padding="0.097cm" fo:border="0.5pt solid #b2b2b2" style:writing-mode="page">
        <style:background-image/>
      </style:table-cell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B7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7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7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7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G7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le1.I7" style:family="table-cell">
      <style:table-cell-properties fo:background-color="transparent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B8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8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8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8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B9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9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9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9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10" style:family="table-row">
      <style:table-row-properties fo:background-color="transparent">
        <style:background-image/>
      </style:table-row-properties>
    </style:style>
    <style:style style:name="Table1.B10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0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10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0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B11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1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11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1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12" style:family="table-row">
      <style:table-row-properties fo:background-color="transparent">
        <style:background-image/>
      </style:table-row-properties>
    </style:style>
    <style:style style:name="Table1.B1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1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13" style:family="table-row">
      <style:table-row-properties fo:background-color="transparent">
        <style:background-image/>
      </style:table-row-properties>
    </style:style>
    <style:style style:name="Table1.B1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1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14" style:family="table-row">
      <style:table-row-properties fo:background-color="transparent">
        <style:background-image/>
      </style:table-row-properties>
    </style:style>
    <style:style style:name="Table1.B14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4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14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E14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15" style:family="table-row">
      <style:table-row-properties fo:background-color="transparent">
        <style:background-image/>
      </style:table-row-properties>
    </style:style>
    <style:style style:name="Table1.E15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16" style:family="table-row">
      <style:table-row-properties fo:background-color="transparent">
        <style:background-image/>
      </style:table-row-properties>
    </style:style>
    <style:style style:name="Table1.B16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6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16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17" style:family="table-row">
      <style:table-row-properties style:min-row-height="0.64cm" fo:background-color="transparent">
        <style:background-image/>
      </style:table-row-properties>
    </style:style>
    <style:style style:name="Table1.B17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17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17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E17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2" style:family="table">
      <style:table-properties style:width="16.695cm" fo:margin-left="10.35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5.292cm"/>
    </style:style>
    <style:style style:name="Table2.B" style:family="table-column">
      <style:table-column-properties style:column-width="11.404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="0.5pt solid #b2b2b2" style:writing-mode="page"/>
    </style:style>
    <style:style style:name="Table2.B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FreeSans" fo:font-size="11pt" officeooo:rsid="0017cda2" officeooo:paragraph-rsid="006e1333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e1333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9c13b2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FreeSans" fo:font-size="11pt" officeooo:rsid="007e54fa" officeooo:paragraph-rsid="00ce32b1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0pt" officeooo:rsid="00177f6a" officeooo:paragraph-rsid="009ac225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6pt" fo:font-weight="bold" officeooo:rsid="00c3182c" officeooo:paragraph-rsid="0015d1ae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9pt" officeooo:paragraph-rsid="00ce32b1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officeooo:paragraph-rsid="00ce32b1"/>
    </style:style>
    <style:style style:name="P10" style:family="paragraph" style:parent-style-name="Table_20_Contents">
      <style:paragraph-properties fo:text-align="start" style:justify-single-word="false"/>
      <style:text-properties fo:font-weight="normal" officeooo:rsid="00c4fd6d" officeooo:paragraph-rsid="00c4fd6d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Khmer OS" fo:font-size="11pt" fo:font-weight="normal" officeooo:rsid="00c4fd6d" officeooo:paragraph-rsid="00c4fd6d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Khmer OS" fo:font-size="10pt" fo:font-weight="normal" officeooo:rsid="00d3d1d4" officeooo:paragraph-rsid="00d3d1d4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officeooo:paragraph-rsid="00d3d1d4"/>
    </style:style>
    <style:style style:name="P14" style:family="paragraph" style:parent-style-name="Table_20_Contents">
      <style:paragraph-properties fo:text-align="center" style:justify-single-word="false"/>
      <style:text-properties officeooo:paragraph-rsid="006e1333"/>
    </style:style>
    <style:style style:name="P15" style:family="paragraph" style:parent-style-name="Standard">
      <style:text-properties officeooo:paragraph-rsid="00ce32b1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Khmer OS" fo:font-size="10pt" fo:font-weight="normal" officeooo:rsid="00d3d1d4" officeooo:paragraph-rsid="00d3d1d4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style:text-underline-style="solid" style:text-underline-width="auto" style:text-underline-color="font-color" fo:font-weight="normal" officeooo:rsid="00d3d1d4" officeooo:paragraph-rsid="00d3d1d4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ce32b1" style:font-size-asian="10pt" style:font-size-complex="10pt"/>
    </style:style>
    <style:style style:name="T1" style:family="text">
      <style:text-properties style:font-name="FreeSans" officeooo:rsid="001458d1"/>
    </style:style>
    <style:style style:name="T2" style:family="text">
      <style:text-properties style:font-name="FreeSans" fo:font-weight="bold" officeooo:rsid="00c3182c" style:font-weight-asian="bold" style:font-weight-complex="bold"/>
    </style:style>
    <style:style style:name="T3" style:family="text">
      <style:text-properties style:font-name="FreeSans" fo:font-weight="bold" officeooo:rsid="00d3d1d4" style:font-weight-asian="bold" style:font-weight-complex="bold"/>
    </style:style>
    <style:style style:name="T4" style:family="text">
      <style:text-properties style:font-name="FreeSans" fo:font-size="9pt" officeooo:rsid="0036065d" style:font-size-asian="9pt" style:font-size-complex="9pt"/>
    </style:style>
    <style:style style:name="T5" style:family="text">
      <style:text-properties style:font-name="FreeSans" fo:font-size="9pt" officeooo:rsid="00d3d1d4" style:font-size-asian="9pt" style:font-size-complex="9pt"/>
    </style:style>
    <style:style style:name="T6" style:family="text">
      <style:text-properties style:font-name="FreeSans" officeooo:rsid="00d3d1d4"/>
    </style:style>
    <style:style style:name="T7" style:family="text">
      <style:text-properties style:font-name="FreeSans" fo:font-size="11pt" officeooo:rsid="0017cda2" style:font-size-asian="11pt" style:font-size-complex="11pt"/>
    </style:style>
    <style:style style:name="T8" style:family="text">
      <style:text-properties style:font-name="FreeSans" fo:font-size="11pt" officeooo:rsid="00d3d1d4" style:font-size-asian="11pt" style:font-size-complex="11pt"/>
    </style:style>
    <style:style style:name="T9" style:family="text">
      <style:text-properties style:font-name="FreeSans" fo:font-size="11pt" officeooo:rsid="0018737d" style:font-size-asian="11pt" style:font-size-complex="11pt"/>
    </style:style>
    <style:style style:name="T10" style:family="text">
      <style:text-properties officeooo:rsid="00d3d1d4"/>
    </style:style>
    <style:style style:name="T11" style:family="text">
      <style:text-properties officeooo:rsid="00242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3"><text:span text:style-name="T1"><text:s text:c="110"/></text:span><text:span text:style-name="T6">[</text:span><text:span text:style-name="T3">SEGUIMIENTO </text:span><text:span text:style-name="T2">BI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"/>
            <text:p text:style-name="P1"/>
            <text:p text:style-name="P14"><text:span text:style-name="T7">NRO </text:span><text:span text:style-name="T8">SEGUIMIENTO</text:span><text:span text:style-name="T9">:……………..………… <text:s text:c="29"/></text:span></text:p>
            <text:p text:style-name="P6"><text:s text:c="30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2"/>
            <text:p text:style-name="P3"/>
            <text:p text:style-name="P3">FECHA:…………………………..</text:p>
          </table:table-cell>
          <table:covered-table-cell/>
          <table:covered-table-cell/>
          <table:covered-table-cell/>
        </table:table-row>
        <table:table-row table:style-name="TableLine94292147501680">
          <table:table-cell table:style-name="Table1.A3" table:number-columns-spanned="9" office:value-type="string">
            <text:p text:style-name="P5"/>
            <text:p text:style-name="P18">SEGUIMIENTO DE BI ASIGNADOS / PRES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12">CI</text:p>
          </table:table-cell>
          <table:table-cell table:style-name="Table1.B5" office:value-type="string">
            <text:p text:style-name="P12">DESCRIPCION BI</text:p>
          </table:table-cell>
          <table:table-cell table:style-name="Table1.B5" office:value-type="string">
            <text:p text:style-name="P12">OF. ASIGNADA</text:p>
          </table:table-cell>
          <table:table-cell table:style-name="Table1.B5" table:number-columns-spanned="2" office:value-type="string">
            <text:p text:style-name="P12">UBICACION</text:p>
          </table:table-cell>
          <table:covered-table-cell/>
          <table:table-cell table:style-name="Table1.G5" office:value-type="string">
            <text:p text:style-name="P12">CONDICION</text:p>
          </table:table-cell>
          <table:table-cell table:style-name="Table1.G5" office:value-type="string">
            <text:p text:style-name="P12">VERIFICADO</text:p>
          </table:table-cell>
          <table:table-cell table:style-name="Table1.I5" office:value-type="string">
            <text:p text:style-name="P12">OBSERVACIONES</text:p>
          </table:table-cell>
        </table:table-row>
        <table:table-row table:style-name="Table1.6">
          <table:table-cell table:style-name="Table1.A6" office:value-type="string">
            <text:p text:style-name="P10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G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I6" office:value-type="string">
            <text:p text:style-name="P10"/>
          </table:table-cell>
        </table:table-row>
        <table:table-row table:style-name="Table1.7">
          <table:table-cell table:style-name="Table1.A6" office:value-type="string">
            <text:p text:style-name="P10"/>
          </table:table-cell>
          <table:table-cell table:style-name="Table1.B8" office:value-type="string">
            <text:p text:style-name="Standard"/>
          </table:table-cell>
          <table:table-cell table:style-name="Table1.C8" office:value-type="string">
            <text:p text:style-name="P10"/>
          </table:table-cell>
          <table:table-cell table:style-name="Table1.D7" office:value-type="string">
            <text:p text:style-name="P10"/>
          </table:table-cell>
          <table:table-cell table:style-name="Table1.E7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8">
          <table:table-cell table:style-name="Table1.A6" office:value-type="string">
            <text:p text:style-name="P10"/>
          </table:table-cell>
          <table:table-cell table:style-name="Table1.B8" office:value-type="string">
            <text:p text:style-name="Standard"/>
          </table:table-cell>
          <table:table-cell table:style-name="Table1.C8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E8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9">
          <table:table-cell table:style-name="Table1.A6" office:value-type="string">
            <text:p text:style-name="P10"/>
          </table:table-cell>
          <table:table-cell table:style-name="Table1.B14" office:value-type="string">
            <text:p text:style-name="Standard"/>
          </table:table-cell>
          <table:table-cell table:style-name="Table1.C14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E9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10">
          <table:table-cell table:style-name="Table1.A6" office:value-type="string">
            <text:p text:style-name="P10"/>
          </table:table-cell>
          <table:table-cell table:style-name="Table1.B14" office:value-type="string">
            <text:p text:style-name="Standard"/>
          </table:table-cell>
          <table:table-cell table:style-name="Table1.C14" office:value-type="string">
            <text:p text:style-name="P10"/>
          </table:table-cell>
          <table:table-cell table:style-name="Table1.D10" office:value-type="string">
            <text:p text:style-name="P10"/>
          </table:table-cell>
          <table:table-cell table:style-name="Table1.E10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11">
          <table:table-cell table:style-name="Table1.A6" office:value-type="string">
            <text:p text:style-name="P10"/>
          </table:table-cell>
          <table:table-cell table:style-name="Table1.B14" office:value-type="string">
            <text:p text:style-name="Standard"/>
          </table:table-cell>
          <table:table-cell table:style-name="Table1.C14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E11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12">
          <table:table-cell table:style-name="Table1.A6" office:value-type="string">
            <text:p text:style-name="P10"/>
          </table:table-cell>
          <table:table-cell table:style-name="Table1.B14" office:value-type="string">
            <text:p text:style-name="Standard"/>
          </table:table-cell>
          <table:table-cell table:style-name="Table1.C14" office:value-type="string">
            <text:p text:style-name="P10"/>
          </table:table-cell>
          <table:table-cell table:style-name="Table1.D12" office:value-type="string">
            <text:p text:style-name="P10"/>
          </table:table-cell>
          <table:table-cell table:style-name="Table1.E12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13">
          <table:table-cell table:style-name="Table1.A6" office:value-type="string">
            <text:p text:style-name="P10"/>
          </table:table-cell>
          <table:table-cell table:style-name="Table1.B14" office:value-type="string">
            <text:p text:style-name="Standard"/>
          </table:table-cell>
          <table:table-cell table:style-name="Table1.C14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14">
          <table:table-cell table:style-name="Table1.A6" office:value-type="string">
            <text:p text:style-name="P10"/>
          </table:table-cell>
          <table:table-cell table:style-name="Table1.B14" office:value-type="string">
            <text:p text:style-name="Standard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0"/>
          </table:table-cell>
          <table:table-cell table:style-name="Table1.E14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15">
          <table:table-cell table:style-name="Table1.A6" office:value-type="string">
            <text:p text:style-name="P10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E15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16">
          <table:table-cell table:style-name="Table1.A5" office:value-type="string">
            <text:p text:style-name="P10"/>
          </table:table-cell>
          <table:table-cell table:style-name="Table1.B16" office:value-type="string">
            <text:p text:style-name="Standard"/>
          </table:table-cell>
          <table:table-cell table:style-name="Table1.C16" office:value-type="string">
            <text:p text:style-name="P10"/>
          </table:table-cell>
          <table:table-cell table:style-name="Table1.D16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17">
          <table:table-cell table:style-name="Table1.G7" office:value-type="string">
            <text:p text:style-name="P10"/>
          </table:table-cell>
          <table:table-cell table:style-name="Table1.B17" office:value-type="string">
            <text:p text:style-name="P10"/>
          </table:table-cell>
          <table:table-cell table:style-name="Table1.C17" office:value-type="string">
            <text:p text:style-name="P10"/>
          </table:table-cell>
          <table:table-cell table:style-name="Table1.D17" office:value-type="string">
            <text:p text:style-name="P10"/>
          </table:table-cell>
          <table:table-cell table:style-name="Table1.E17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4">Responsable </text:span><text:span text:style-name="T5">seguimiento</text:span></text:p>
          </table:table-cell>
          <table:table-cell table:style-name="Table2.B1" office:value-type="string">
            <text:p text:style-name="P8"/>
          </table:table-cell>
        </table:table-row>
        <table:table-row table:style-name="TableLine94292146467184">
          <table:table-cell table:style-name="Table2.A2" table:number-columns-spanned="2" office:value-type="string">
            <text:p text:style-name="P4"><text:s text:c="16"/></text:p>
            <text:p text:style-name="P4"><text:s text:c="57"/><text:span text:style-name="T11">_______________________</text:span></text:p>
            <text:p text:style-name="P19">Firma <text:s/><text:span text:style-name="T10">y aclaración</text:span>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18:39.039226766</dc:date>
    <meta:editing-duration>PT6H23M11S</meta:editing-duration>
    <meta:editing-cycles>158</meta:editing-cycles>
    <meta:generator>LibreOffice/6.4.7.2$Linux_X86_64 LibreOffice_project/40$Build-2</meta:generator>
    <meta:print-date>2022-07-07T18:27:33.956000000</meta:print-date>
    <meta:document-statistic meta:table-count="2" meta:image-count="1" meta:object-count="0" meta:page-count="1" meta:paragraph-count="16" meta:word-count="26" meta:character-count="477" meta:non-whitespace-character-count="221"/>
  </office:meta>
</office:document-meta>
</file>